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f10f5" officeooo:paragraph-rsid="000f10f5" style:font-weight-asian="bold" style:font-weight-complex="bold"/>
    </style:style>
    <style:style style:name="P2" style:family="paragraph" style:parent-style-name="Standard">
      <style:paragraph-properties fo:text-align="justify" style:justify-single-word="false"/>
      <style:text-properties officeooo:rsid="0010215f" officeooo:paragraph-rsid="0010215f"/>
    </style:style>
    <style:style style:name="P3" style:family="paragraph" style:parent-style-name="Standard">
      <style:paragraph-properties fo:text-align="justify" style:justify-single-word="false"/>
      <style:text-properties officeooo:rsid="000f10f5" officeooo:paragraph-rsid="00123693"/>
    </style:style>
    <style:style style:name="P4" style:family="paragraph" style:parent-style-name="Standard">
      <style:paragraph-properties fo:text-align="justify" style:justify-single-word="false"/>
      <style:text-properties officeooo:rsid="00123693" officeooo:paragraph-rsid="00123693"/>
    </style:style>
    <style:style style:name="P5" style:family="paragraph" style:parent-style-name="Standard">
      <style:text-properties officeooo:rsid="0014f2b2" officeooo:paragraph-rsid="0014f2b2"/>
    </style:style>
    <style:style style:name="P6" style:family="paragraph" style:parent-style-name="Standard">
      <style:paragraph-properties fo:text-align="justify" style:justify-single-word="false"/>
      <style:text-properties officeooo:rsid="0016cc91" officeooo:paragraph-rsid="0016cc91"/>
    </style:style>
    <style:style style:name="P7" style:family="paragraph" style:parent-style-name="Standard">
      <style:paragraph-properties fo:text-align="center" style:justify-single-word="false"/>
      <style:text-properties officeooo:rsid="0014f2b2" officeooo:paragraph-rsid="0014f2b2"/>
    </style:style>
    <style:style style:name="P8" style:family="paragraph" style:parent-style-name="Standard">
      <style:paragraph-properties fo:text-align="start" style:justify-single-word="false"/>
      <style:text-properties officeooo:rsid="0014f2b2" officeooo:paragraph-rsid="0014f2b2"/>
    </style:style>
    <style:style style:name="P9" style:family="paragraph" style:parent-style-name="Standard">
      <style:paragraph-properties fo:text-align="justify" style:justify-single-word="false"/>
      <style:text-properties officeooo:rsid="001419ce" officeooo:paragraph-rsid="00123693"/>
    </style:style>
    <style:style style:name="P10" style:family="paragraph" style:parent-style-name="Standard">
      <style:paragraph-properties fo:text-align="justify" style:justify-single-word="false"/>
      <style:text-properties officeooo:rsid="0016cc91" officeooo:paragraph-rsid="0016cc91"/>
    </style:style>
    <style:style style:name="P11" style:family="paragraph" style:parent-style-name="Standard">
      <style:paragraph-properties fo:text-align="justify" style:justify-single-word="false"/>
      <style:text-properties officeooo:paragraph-rsid="001c4b57"/>
    </style:style>
    <style:style style:name="P12" style:family="paragraph" style:parent-style-name="Standard">
      <style:paragraph-properties fo:text-align="justify" style:justify-single-word="false"/>
      <style:text-properties officeooo:rsid="0017f3f4" officeooo:paragraph-rsid="0017f3f4"/>
    </style:style>
    <style:style style:name="P13" style:family="paragraph" style:parent-style-name="Standard">
      <style:paragraph-properties fo:text-align="justify" style:justify-single-word="false"/>
      <style:text-properties officeooo:rsid="001acf1f" officeooo:paragraph-rsid="001acf1f"/>
    </style:style>
    <style:style style:name="P14" style:family="paragraph" style:parent-style-name="Standard">
      <style:paragraph-properties fo:text-align="justify" style:justify-single-word="false"/>
      <style:text-properties officeooo:rsid="001bc5ab" officeooo:paragraph-rsid="001bc5ab"/>
    </style:style>
    <style:style style:name="P15" style:family="paragraph" style:parent-style-name="Standard">
      <style:paragraph-properties fo:text-align="justify" style:justify-single-word="false"/>
      <style:text-properties officeooo:rsid="001c4818" officeooo:paragraph-rsid="001c4818"/>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16cc91" officeooo:paragraph-rsid="0016cc91"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1bc5ab" officeooo:paragraph-rsid="001bc5ab"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14f2b2" officeooo:paragraph-rsid="0010215f" style:font-weight-asian="bold" style:font-weight-complex="bold"/>
    </style:style>
    <style:style style:name="P19" style:family="paragraph" style:parent-style-name="Standard">
      <style:paragraph-properties fo:text-align="justify" style:justify-single-word="false"/>
      <style:text-properties fo:font-weight="bold" officeooo:rsid="001bc5ab" officeooo:paragraph-rsid="001bc5ab" style:font-weight-asian="bold" style:font-weight-complex="bold"/>
    </style:style>
    <style:style style:name="P20" style:family="paragraph" style:parent-style-name="Standard">
      <style:paragraph-properties fo:text-align="justify" style:justify-single-word="false"/>
      <style:text-properties officeooo:rsid="00123693" officeooo:paragraph-rsid="00123693"/>
    </style:style>
    <style:style style:name="P21" style:family="paragraph" style:parent-style-name="Standard">
      <style:paragraph-properties fo:text-align="justify" style:justify-single-word="false"/>
      <style:text-properties officeooo:rsid="000faefb" officeooo:paragraph-rsid="00123693"/>
    </style:style>
    <style:style style:name="P22" style:family="paragraph" style:parent-style-name="Standard">
      <style:paragraph-properties fo:text-align="justify" style:justify-single-word="false"/>
      <style:text-properties officeooo:rsid="000faefb" officeooo:paragraph-rsid="001c4b57"/>
    </style:style>
    <style:style style:name="T1" style:family="text">
      <style:text-properties officeooo:rsid="00100f48"/>
    </style:style>
    <style:style style:name="T2" style:family="text">
      <style:text-properties officeooo:rsid="00123693"/>
    </style:style>
    <style:style style:name="T3" style:family="text">
      <style:text-properties officeooo:rsid="001261b3"/>
    </style:style>
    <style:style style:name="T4" style:family="text">
      <style:text-properties officeooo:rsid="001419ce"/>
    </style:style>
    <style:style style:name="T5" style:family="text">
      <style:text-properties officeooo:rsid="0014f2b2"/>
    </style:style>
    <style:style style:name="T6" style:family="text">
      <style:text-properties officeooo:rsid="0016cc91"/>
    </style:style>
    <style:style style:name="T7" style:family="text">
      <style:text-properties officeooo:rsid="0017f3f4"/>
    </style:style>
    <style:style style:name="T8" style:family="text">
      <style:text-properties officeooo:rsid="0019d5f9"/>
    </style:style>
    <style:style style:name="T9" style:family="text">
      <style:text-properties officeooo:rsid="001bc5ab"/>
    </style:style>
    <style:style style:name="T10" style:family="text">
      <style:text-properties officeooo:rsid="001c481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c4b57" style:font-weight-asian="bold" style:font-weight-complex="bold"/>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officeooo:rsid="001c4b57"/>
    </style:style>
    <style:style style:name="T16" style:family="text">
      <style:text-properties officeooo:rsid="001e298c"/>
    </style:style>
    <style:style style:name="T17" style:family="text">
      <style:text-properties officeooo:rsid="000fae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1.ANALYSE</text:span> </text:p>
      <text:p text:style-name="P7"><text:span text:style-name="T11"/></text:p>
      <text:p text:style-name="P8"><text:span text:style-name="T14"><text:tab/></text:span><text:span text:style-name="T11">1.1 - Présentation du contexte et analyse du sujet</text:span></text:p>
      <text:p text:style-name="P5"/>
      <text:p text:style-name="P3"><text:tab/><text:span text:style-name="T1">Actuellement il existe peu voire aucun logiciels à jour permettant de calculer des routes réseaux, et encore moins de logiciels représentants la totalité d’un réseau sous forme de graphe orienté mathématique. Notre objectif étant d’analyser un réseau ( créé ou importé ) et de simuler des défaillances de celui-ci afin de calculer des routes alternatives ou des cycles pour y pallier.</text:span></text:p>
      <text:p text:style-name="P2">Évidemment le simple calcul de routes ou cycles ne suffit pas car il y a un grand nombre de choses à prendre en compte tels que le type du routeur : optique ou non, ou encore s’il est capable de multicast ou pas par exemple. </text:p>
      <text:p text:style-name="P2"><text:tab/>Pour pouvoir implémenter tout ce dont nous avons besoin nous allons donc étudier ce qui existe actuellement <text:span text:style-name="T2">ce qui</text:span> implique les logiciels de création de graphe, les langages de programmation et les bibliothèques qu’ils proposent, les algorithmes permettant de calculer des chemins entre deux points … etc.</text:p>
      <text:p text:style-name="P2"><text:tab/><text:span text:style-name="T2">Nous allons donc</text:span> effectuer des sélections afin de pouvoir concevoir <text:span text:style-name="T2">et réaliser</text:span> notre projet. <text:span text:style-name="T2">Pour ce faire l’analyse de l’existant va être le premier point qui va être abordé dans cette partie afin de pouvoir décider les outils que nous allons utiliser puis nous étudierons les besoins utilisateurs afin de pouvoir concevoir le meilleur logiciel possible.</text:span></text:p>
      <text:p text:style-name="P2"/>
      <text:p text:style-name="P18"><text:span text:style-name="T13"><text:tab/></text:span>1.2 - Analyse de l’existant </text:p>
      <text:p text:style-name="P2"/>
      <text:p text:style-name="P4"><text:tab/>Comme énoncé précédemment il <text:span text:style-name="T3">existe peu de réseaux d’analyse de réseau qui calculent des cycles et des routes dans celui-ci ou bien ce ne sont pas des logiciels ouvert au public puisque ce sont des logiciels gérant la totalité d’un réseau d’un pays. Cependant ceux qui existent (tels que GNS3 ou encore WhatsupGold ) ne proposent que de gérer un réseau de type CISCO, ce qui ne nous intéresse pas ici car ce type de réseau est assez local c’est à dire qu’il gère tout ce qui est hub, switch, routeur … c’est toutefois un réseau qui peut s’étendre rapidement à grand échelle pour une entreprise. C’est cependant ce type de réseau qui est utilisé majoritairement dans le monde mais nous n’avons pas besoin de gérer tout ce qui est local car les réseaux qui vont être gérer grâce à notre logiciel seront de très grande échelle tels que celui de l’Amérique : Coronet (cf. figure n°x). Nous avons donc uniquement besoin de manipuler des routeurs et des connexions entre ces derniers ce qui est totalement différent de ce que proposent les logiciels énoncés plus haut. De ce fait nous ne nous baserons pas sur ces logiciels et leurs fonctionnement.</text:span></text:p>
      <text:p text:style-name="P4"><text:tab/><text:span text:style-name="T4">Nous allons ensuite revoir les différents langages informatique afin de choisir le plus approprié à nos besoins. Par la suite les logiciels permettant de visualiser des graphes seront analysés puisque nous traiterons uniquement des graphes qui seront interprétés comme des réseaux. D’autre part il va nous falloir analyser les différentes méthodes de calculs, algorithmes qui existent et qui nous permettrons d’implémenter les fonctionnalités que nous désirons. En effet il y a un très grand nombre d’algorithme de calcul de plus cours chemin entre deux sommet d’un graphe.Finalement, nous allons implémenter une interface graphique, il va <text:s/>donc falloir soit la coder en partant de rien soit en utilisant un logiciel permettant de réaliser cela qui va dépendre du langage choisit.</text:span></text:p>
      <text:p text:style-name="P4"/>
      <text:p text:style-name="P9"><text:tab/><text:tab/><text:span text:style-name="T11">1.2.1 - Analyse des langages et des bibliothèques de graphes</text:span></text:p>
      <text:p text:style-name="P4"/>
      <text:p text:style-name="P4"><text:tab/><text:span text:style-name="T6">Actuellement, un très grand nombre de langages permet de manipuler et gérer des graphes tels que le Python, le Java, le C++ … Il va cependant falloir choisir le plus approprié en fonction de nos besoins. Pour ce qui est de nos besoins, cela sera détaillé plus tard, il nous faut un langage permettant d’optimiser le plus nos fonctionnalités. Par exemple on peut choisir entre soit un court chemin entre deux points obtenu rapidement ou bien LE plus court chemin mais obtenu moins rapidement. Les 3 langages qui se démarquent sont les 3 énoncés plus haut : Python, Java et C++.</text:span></text:p>
      <text:p text:style-name="P16"><text:soft-page-break/>- Python :</text:p>
      <text:p text:style-name="P6"><text:tab/><text:span text:style-name="T7">Python est un langage interprété assez lent mais qui implique une syntaxe légère donc il est facile de le prendre en main et d’écrire rapidement des programmes avec.</text:span></text:p>
      <text:p text:style-name="P12">Au niveau des bibliothèques de graphe que propose python on en trouve principalement deux et qui sont open source :</text:p>
      <text:p text:style-name="P12"><text:tab/><text:span text:style-name="T11">-NetworkX :</text:span></text:p>
      <text:p text:style-name="P12"><text:tab/><text:tab/>Bibliothèque assez bien conçue cependant beaucoup plus lente que iGraph (environs 8 fois plus lente pour certains calculs) mais la dernière mise à jour de cette bibliothèque remonte au 30 janvier 2016 elle ne sera donc pas choisie étant donné qu’elle n’est plus tenue à jour.</text:p>
      <text:p text:style-name="P12"><text:tab/><text:span text:style-name="T11">-iGraph :</text:span></text:p>
      <text:p text:style-name="P12"><text:tab/><text:tab/>Comme évoque plus haut cette bibliothèque est supérieure à NetworkX en termes de performances mais la dernière mise à jour effectuée remonte 24 juin 2015 donc pour la même raison que NerworkX nous ne l’utiliserons pas.</text:p>
      <text:p text:style-name="P16">- Java :</text:p>
      <text:p text:style-name="P6"><text:tab/><text:span text:style-name="T8">Java, qui est aussi un langage interprété, est nettement plus rapide que le python mais les programmes à écrire sont plus long et plus complexes. C’est un langage un peu plus bas niveau que le python il y est donc plus facile d’optimiser des fonctions. La principale bibliothèque utilisée en Java est Jgraph qui est open source. Cette bibliothèque est à ce jour très utilisée et est basée sur JavaScript elle est très performante puisque de très grande compagnie l’utilise quotidiennement. Elle propose un composant majeur nommé mxGraph ainsi que GraphEditor qui permet d’adapter les graphes aux navigateur, c’est d’ailleurs la leader dans ce domaine et c’est son principal centre d’action.</text:span></text:p>
      <text:p text:style-name="P16">- C++ :</text:p>
      <text:p text:style-name="P6"><text:tab/><text:span text:style-name="T8">C++ est une version « améliorée » du C puisqu’il est possible d’y programmer orienté objet. On y obtient donc toute la rapidité du C ainsi que sa complexité en y rajoutant les avantages de la programmation orienté objet. La principale bibliothèque graphique qui y est implémentée est la Boost Graph Library (BGL) qui est contenu dans la bibliothèque Boost qui elle même inspire souvent la bibliothèque standard de C++ elle est donc très performante. </text:span></text:p>
      <text:p text:style-name="P13">BGL est open source et permet de créer des graphes correspondant à nos besoins, de produire des fichiers .dot et suis le standard POSIX (normes instaurées depuis 1990 suivie maintenant par Linux,Unix,Mac OS…).</text:p>
      <text:p text:style-name="P13"/>
      <text:p text:style-name="P13">Jgraph et BGL étaient donc les deux choix qui s’offraient à nous et notre décision finale à été de prendre BGL car Jgraph est basée sur Java et nous avons d’un langage rapide et performant car nous ne pouvons pas nous permettre d’attendre 1 heure pour calculer le plus court chemin entre deux points sur un graphe très grand. D’autre part Jgraph est beaucoup plus orienté web ce qui ne nous intéresse pas du tout.</text:p>
      <text:p text:style-name="P13">BGL nous offre tout ce dont nous avons besoin : portabilité, rapidité, efficacité, puissance et exportation de graphe dont il est possible d’obtenir une représentation visuelle par l’intermédiaire de logiciel tels que Graphviz. <text:span text:style-name="T9">Et c’est ce que nous allons maintenant aborder, les logiciels permettant de visualiser des graphes.</text:span></text:p>
      <text:p text:style-name="P13"/>
      <text:p text:style-name="P17"><text:span text:style-name="T13"><text:tab/><text:tab/></text:span>1.2.2 - Analyse des logiciels de visualisation de graphes</text:p>
      <text:p text:style-name="P19"/>
      <text:p text:style-name="P14"><text:tab/><text:span text:style-name="T10">Pour ce qui est des logiciels permettant de visualiser des graphes en C++ on en trouve plus que 2 qui soient utilisables et surtout à jour : Tulip et Graphviz.</text:span></text:p>
      <text:p text:style-name="P15">Tulip est un logiciel permettant de faire des visualisations en 3D grâce à des fichier importés de type GML ou TLP. Je ne développerai pas sur Tulip car la visualisation 3D ne nous intéresse pas. Cela nous amène donc à Graphviz.</text:p>
      <text:p text:style-name="P15">Graphviz lui permet de faire des visualisations en 2D (images png/jpg ...) en important des fichiers au format .DOT qui sont ceux produits par BGL. </text:p>
      <text:p text:style-name="P15"><text:soft-page-break/><text:tab/>Notre choix s’est donc porté sur Graphviz mais au cours de l’évolution du projet nous développerons une GUI (Graphic User Interface i.e interface graphique) ce qui nous permettra de créer notre propre visualisation des graphes que nous créerons/importerons via BGL et notre logiciel.</text:p>
      <text:p text:style-name="P6"/>
      <text:p text:style-name="P4"><text:tab/><text:tab/><text:span text:style-name="T12">1.2.3 – Analyse des algorithmes de calculs</text:span></text:p>
      <text:p text:style-name="P4"><text:tab/></text:p>
      <text:p text:style-name="P21"><text:tab/><text:span text:style-name="T15">Il est possible de faire de nombreux calcul avec un graphe et parmi ces calculs il y aussi un très grand nombre de possibilité de les effectuer, tous reposant sur le même principe, mais ayant des façon de procéder différente ce qui parfois augmente la complexité du programme ce qui a pour effet d’augmenter le temps d’exécution du calcul. Il faut donc bien choisir l’algorithme qui permettra d’effectuer les calculs dont nous avons besoin.</text:span></text:p>
      <text:p text:style-name="P22"><text:tab/><text:span text:style-name="T15">Notre projet se doit de calculer des routes de secours possibles entre une source et une destination ou entre une source et plusieurs destinations ou encore trouver comment protéger un point en particulier par l’intermédiaire de cycles au sein du graphe ( ce point sera développé plus tard ).</text:span></text:p>
      <text:p text:style-name="P22"><text:tab/><text:span text:style-name="T15">Pour calculer des routes de secours entre une source et une destination l’algorithme du plus court chemin entre deux points est indispensable (ceci implique que notre graphe doit être orienté et pondéré, c’est à dire que les arrêtes doivent avoir des valeurs représentant sa longueur). Et en effet il existe un grand nombre d’algorithme calculant le plus court chemin mais nous n’en présenterons ici que 3 et assez brièvement car cela sera beaucoup plus détaillé plus tard. Les 3 algorithmes qui vont être présentés sont celui de Dijkstra, celui de Bellman-Ford et celui nommé A *.</text:span></text:p>
      <text:p text:style-name="P22"/>
      <text:p text:style-name="P11"><text:span text:style-name="T17"><text:tab/>Dans l’algorithme de Dijkstra i</text:span>l s'agit de construire progressivement un sous-graphe dans lequel sont classés les différents sommets par ordre croissant de leur distance minimale au sommet de départ. La distance correspond à la somme des poids des arcs empruntées.</text:p>
      <text:p text:style-name="P22"><text:tab/></text:p>
      <text:p text:style-name="P22"><text:span text:style-name="T15"><text:t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1:58:18.742000174</meta:creation-date>
    <dc:date>2016-11-23T16:14:59.672705531</dc:date>
    <meta:editing-duration>PT22M36S</meta:editing-duration>
    <meta:editing-cycles>4</meta:editing-cycles>
    <meta:generator>LibreOffice/5.1.3.2$Linux_X86_64 LibreOffice_project/10m0$Build-2</meta:generator>
    <meta:document-statistic meta:table-count="0" meta:image-count="0" meta:object-count="0" meta:page-count="3" meta:paragraph-count="38" meta:word-count="1552" meta:character-count="9350" meta:non-whitespace-character-count="7793"/>
  </office:meta>
</office:document-meta>
</file>